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Liberation Serif" svg:font-family="'Liberation Serif'" style:font-family-generic="roman" style:font-pitch="variable"/>
    <style:font-face style:name="Times New Roman" svg:font-family="'Times New Roman'" style:font-family-generic="roman" style:font-pitch="variable"/>
    <style:font-face style:name="TimesNewRoman" svg:font-family="TimesNewRoman"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Times New Roman1" svg:font-family="'Times New Roman'" style:font-family-generic="system" style:font-pitch="variable"/>
    <style:font-face style:name="TimesNewRoman1" svg:font-family="TimesNew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margin-left="2.064cm" fo:margin-right="0cm" fo:text-align="justify" style:justify-single-word="false" fo:text-indent="-2.064cm" style:auto-text-indent="false"/>
    </style:style>
    <style:style style:name="P2" style:family="paragraph" style:parent-style-name="Standard">
      <style:paragraph-properties fo:margin-left="2.064cm" fo:margin-right="0cm" fo:margin-top="0cm" fo:margin-bottom="0cm" fo:text-align="justify" style:justify-single-word="false" fo:text-indent="-2.064cm" style:auto-text-indent="false"/>
    </style:style>
    <style:style style:name="P3" style:family="paragraph" style:parent-style-name="Standard">
      <style:paragraph-properties fo:margin-left="2.064cm" fo:margin-right="0cm" fo:margin-top="0cm" fo:margin-bottom="0cm" fo:text-align="justify" style:justify-single-word="false" fo:text-indent="-2.064cm" style:auto-text-indent="false"/>
      <style:text-properties style:font-name="Times New Roman" fo:language="en" fo:country="US" style:font-name-complex="Times New Roman1"/>
    </style:style>
    <style:style style:name="P4" style:family="paragraph" style:parent-style-name="Standard">
      <style:paragraph-properties fo:margin-top="0cm" fo:margin-bottom="0cm" fo:text-align="justify" style:justify-single-word="false"/>
    </style:style>
    <style:style style:name="P5" style:family="paragraph" style:parent-style-name="Standard">
      <style:paragraph-properties fo:margin-top="0cm" fo:margin-bottom="0cm" fo:line-height="100%"/>
    </style:style>
    <style:style style:name="P6" style:family="paragraph" style:parent-style-name="Standard">
      <style:paragraph-properties fo:margin-top="0cm" fo:margin-bottom="0cm" fo:line-height="100%" fo:text-align="justify" style:justify-single-word="false"/>
    </style:style>
    <style:style style:name="P7" style:family="paragraph" style:parent-style-name="Standard">
      <style:paragraph-properties fo:margin-top="0cm" fo:margin-bottom="0cm" fo:line-height="100%" fo:text-align="justify" style:justify-single-word="false"/>
      <style:text-properties fo:color="#000000" style:font-name="Times New Roman" fo:language="en" fo:country="US" style:font-name-asian="Times New Roman1" style:font-name-complex="Times New Roman1"/>
    </style:style>
    <style:style style:name="P8" style:family="paragraph" style:parent-style-name="Standard">
      <style:paragraph-properties fo:margin-top="0cm" fo:margin-bottom="0cm" fo:line-height="100%" fo:text-align="justify" style:justify-single-word="false"/>
      <style:text-properties fo:color="#000000" style:font-name="Times New Roman" fo:language="en" fo:country="US" fo:font-style="italic" style:font-name-asian="Times New Roman1" style:font-style-asian="italic" style:font-name-complex="Times New Roman1"/>
    </style:style>
    <style:style style:name="P9" style:family="paragraph" style:parent-style-name="Standard">
      <style:paragraph-properties fo:margin-top="0cm" fo:margin-bottom="0cm" fo:line-height="100%" fo:text-align="justify" style:justify-single-word="false"/>
      <style:text-properties fo:color="#000000" style:font-name="Times New Roman" fo:language="en" fo:country="US" fo:font-weight="bold" style:font-name-asian="Times New Roman1" style:font-weight-asian="bold" style:font-name-complex="Times New Roman1"/>
    </style:style>
    <style:style style:name="P10" style:family="paragraph" style:parent-style-name="Standard">
      <style:paragraph-properties fo:margin-top="0cm" fo:margin-bottom="0cm" fo:line-height="100%"/>
      <style:text-properties fo:color="#000000" style:font-name="TimesNewRoman" fo:language="en" fo:country="US" fo:font-style="italic" style:font-name-asian="Times New Roman1" style:font-style-asian="italic" style:font-name-complex="TimesNewRoman1"/>
    </style:style>
    <style:style style:name="P11" style:family="paragraph" style:parent-style-name="Standard">
      <style:paragraph-properties fo:margin-left="10.16cm" fo:margin-right="0cm" fo:margin-top="0cm" fo:margin-bottom="0cm" fo:line-height="100%" fo:text-align="justify" style:justify-single-word="false" fo:text-indent="0cm" style:auto-text-indent="false"/>
    </style:style>
    <style:style style:name="P12" style:family="paragraph" style:parent-style-name="Standard">
      <style:paragraph-properties fo:margin-left="8.89cm" fo:margin-right="0cm" fo:margin-top="0cm" fo:margin-bottom="0cm" fo:line-height="100%" fo:text-align="justify" style:justify-single-word="false" fo:text-indent="1.27cm" style:auto-text-indent="false"/>
    </style:style>
    <style:style style:name="P13" style:family="paragraph" style:parent-style-name="Standard" style:master-page-name="Standard">
      <style:paragraph-properties fo:text-align="justify" style:justify-single-word="false" style:page-number="auto"/>
    </style:style>
    <style:style style:name="P14" style:family="paragraph" style:parent-style-name="List_20_Paragraph" style:list-style-name="WWNum1">
      <style:paragraph-properties fo:text-align="justify" style:justify-single-word="false"/>
    </style:style>
    <style:style style:name="T1" style:family="text">
      <style:text-properties style:font-name="Times New Roman" fo:language="en" fo:country="US" style:font-name-complex="Times New Roman1"/>
    </style:style>
    <style:style style:name="T2" style:family="text">
      <style:text-properties style:font-name="Times New Roman" fo:language="en" fo:country="US" fo:background-color="#ffff00" style:font-name-asian="Times New Roman1" style:font-name-complex="Times New Roman1"/>
    </style:style>
    <style:style style:name="T3" style:family="text">
      <style:text-properties style:font-name="Times New Roman" fo:language="en" fo:country="US" fo:background-color="#ffff00" style:font-name-complex="Times New Roman1"/>
    </style:style>
    <style:style style:name="T4" style:family="text">
      <style:text-properties fo:color="#000000" style:font-name="Times New Roman" fo:language="en" fo:country="US" style:font-name-asian="Times New Roman1" style:font-name-complex="Times New Roman1"/>
    </style:style>
    <style:style style:name="T5" style:family="text">
      <style:text-properties fo:color="#000000" style:font-name="Times New Roman" fo:language="en" fo:country="US" fo:background-color="#ffff00" style:font-name-asian="Times New Roman1" style:font-name-complex="Times New Roman1"/>
    </style:style>
    <style:style style:name="T6" style:family="text">
      <style:text-properties fo:color="#000000" style:font-name="Times New Roman" fo:language="en" fo:country="US" fo:font-style="italic" style:font-name-asian="Times New Roman1" style:font-style-asian="italic" style:font-name-complex="Times New Roman1"/>
    </style:style>
    <style:style style:name="T7" style:family="text">
      <style:text-properties fo:color="#000000" style:font-name="Times New Roman" fo:language="en" fo:country="US" fo:font-style="italic" fo:background-color="#ffff00" style:font-name-asian="Times New Roman1" style:font-style-asian="italic" style:font-name-complex="Times New Roman1"/>
    </style:style>
    <style:style style:name="T8" style:family="text">
      <style:text-properties fo:color="#000000" style:font-name="Times New Roman" fo:language="en" fo:country="US" fo:font-weight="bold" style:font-name-asian="Times New Roman1" style:font-weight-asian="bold" style:font-name-complex="Times New Roman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span text:style-name="T1">SMART MEDIA LTD CRM will provide e-commerce capabilities for:</text:span></text:p>
      <text:p text:style-name="P1"><text:span text:style-name="T1">E-marketing supports demand generation and customer loyalty processes over the internet so the customers Web experiences are personalized to provide the most relevant and convenient online experience and information.</text:span></text:p>
      <text:p text:style-name="P1"><text:span text:style-name="T1">E-selling runs complete sales process on the Internet so customers receive personalized interactive and easy to use sales and self service functions while companies streamline sales and fulfillment operations with an end-to-end, order-to-cash process.</text:span></text:p>
      <text:p text:style-name="P1"><text:span text:style-name="T1">E-service provides Web-based self-service applications that give access to enterprise knowledge and services so customers can obtain information at any time.</text:span></text:p>
      <text:p text:style-name="P6"><text:span text:style-name="T4">In the following lines there is a list of the major tasks that are required for our team to implement the requested features as given within our Case Study and the whole overview. Task1 to Task3 and some sub tasks (that are mentioned below) represent tasks of higher level that are not stated clearly in the Deloitte’s case study but we think that are necessary to be included in the following list. Though, Task4 and Task5 correspond directly to the given Functional Requierments. </text:span><text:span text:style-name="T5">I feel we should mention the type of software development design we’re going to follow</text:span></text:p>
      <text:p text:style-name="P6"><text:a xlink:type="simple" xlink:href="#Iterative_and_incremental_development"><text:span text:style-name="T2">http://en.wikipedia.org/wiki/Software_development_process#Iterative_and_incremental_development</text:span></text:a></text:p>
      <text:p text:style-name="P1"><text:a xlink:type="simple" xlink:href="http://en.wikipedia.org/wiki/Unified_Process"><text:span text:style-name="T3">http://en.wikipedia.org/wiki/Unified_Process</text:span></text:a></text:p>
      <text:p text:style-name="P2"><text:span text:style-name="T1">Task 1 </text:span></text:p>
      <text:p text:style-name="P2"><text:span text:style-name="T1">[Analysis]</text:span></text:p>
      <text:p text:style-name="P3"/>
      <text:list xml:id="list478592444" text:style-name="WWNum1">
        <text:list-item>
          <text:list>
            <text:list-item>
              <text:p text:style-name="P14"><text:span text:style-name="T1">Requirements</text:span></text:p>
            </text:list-item>
            <text:list-item>
              <text:p text:style-name="P14"><text:span text:style-name="T1">Risk</text:span></text:p>
            </text:list-item>
            <text:list-item>
              <text:p text:style-name="P14"><text:span text:style-name="T1">Documentation of analysis</text:span></text:p>
            </text:list-item>
          </text:list>
        </text:list-item>
      </text:list>
      <text:p text:style-name="P4"><text:span text:style-name="T1">Task 2</text:span></text:p>
      <text:p text:style-name="P2"><text:span text:style-name="T1">[Plan (time and resources)]</text:span></text:p>
      <text:p text:style-name="P3"/>
      <text:p text:style-name="P2"><text:span text:style-name="T1">2.1 Time schedule of the project</text:span></text:p>
      <text:p text:style-name="P2"><text:span text:style-name="T1">2.2 Human resources allocation</text:span></text:p>
      <text:p text:style-name="P2"><text:span text:style-name="T1">2.3 Documentation of plan</text:span></text:p>
      <text:p text:style-name="P3"/>
      <text:p text:style-name="P6"><text:span text:style-name="T4">Task 3 </text:span></text:p>
      <text:p text:style-name="P6"><text:span text:style-name="T4">[Design]</text:span></text:p>
      <text:p text:style-name="P7"/>
      <text:p text:style-name="P6"><text:span text:style-name="T6">This group of tasks is not mentioned in a clear way in the requirements document but it is a necessary in order to implement the requirements. So the group has decided on expanding more and thinking in a more creative way as regards that part of the project.</text:span></text:p>
      <text:p text:style-name="P8"/>
      <text:p text:style-name="P6"><text:span text:style-name="T4">3.1 Design the database schemata which will include <text:tab/><text:tab/>the media</text:span></text:p>
      <text:p text:style-name="P11"><text:span text:style-name="T4">the play list database</text:span></text:p>
      <text:p text:style-name="P12"><text:span text:style-name="T4">the rights </text:span></text:p>
      <text:p text:style-name="P12"><text:span text:style-name="T4">the membership details</text:span></text:p>
      <text:p text:style-name="P6"><text:span text:style-name="T4">3.2 Design the finance interface</text:span></text:p>
      <text:p text:style-name="P6"><text:span text:style-name="T4">3.3 Design the user interfaces for functionalities (GUI) / web channel </text:span></text:p>
      <text:p text:style-name="P6"><text:span text:style-name="T4">3.4 Design the user interfaces for staff and customers (GUI) / web channel</text:span></text:p>
      <text:p text:style-name="P6"><text:span text:style-name="T4">3.5 Documentation for Design</text:span></text:p>
      <text:p text:style-name="P7"/>
      <text:p text:style-name="P6"><text:soft-page-break/><text:span text:style-name="T4">Task 4 </text:span></text:p>
      <text:p text:style-name="P6"><text:span text:style-name="T4">[Implementation]</text:span></text:p>
      <text:p text:style-name="P7"/>
      <text:p text:style-name="P6"><text:span text:style-name="T5">Development of interfaces and components, then mention the respective requirements(take into account several versions of software = releases).</text:span></text:p>
      <text:p text:style-name="P6"><text:span text:style-name="T4"><text:s/></text:span></text:p>
      <text:p text:style-name="P6"><text:span text:style-name="T8">Task 5 </text:span></text:p>
      <text:p text:style-name="P6"><text:span text:style-name="T8">[Test]</text:span></text:p>
      <text:p text:style-name="P9"/>
      <text:p text:style-name="P6"><text:span text:style-name="T4">5.1 Unit test of the existing software</text:span></text:p>
      <text:p text:style-name="P6"><text:span text:style-name="T4">5.2 Integrated Test for different parts of the software</text:span></text:p>
      <text:p text:style-name="P6"><text:span text:style-name="T4">5.3 System Test </text:span><text:span text:style-name="T5">(???)</text:span></text:p>
      <text:p text:style-name="P6"><text:span text:style-name="T4">5.4 </text:span></text:p>
      <text:p text:style-name="P7"/>
      <text:p text:style-name="P6"><text:span text:style-name="T4">Task 6 </text:span></text:p>
      <text:p text:style-name="P6"><text:span text:style-name="T4">[Maintainance]</text:span></text:p>
      <text:p text:style-name="P7"/>
      <text:p text:style-name="P6"><text:span text:style-name="T6">Deployment starts after the code is appropriately tested, approved for release, and sold or otherwise distributed into a production environment. This may involve installation, customization (e.g. by setting parameters to the customer's values), testing, and possibly an extended period of evaluation.</text:span></text:p>
      <text:p text:style-name="P6"><text:span text:style-name="T6">Software training and support is important, as software is only effective if it is used correctly.</text:span></text:p>
      <text:p text:style-name="P6"><text:span text:style-name="T6">Maintaining and enhancing software to cope with newly discovered faults or requirements can take substantial time and effo</text:span><text:bookmark text:name="_GoBack"/><text:span text:style-name="T6">rt, as missed requirements may force redesign of the software.This is not exactly a task that it is necessary for the completeness of the</text:span></text:p>
      <text:p text:style-name="P6"><text:span text:style-name="T6">system but is a necessary task so as the system can be “alive” while time</text:span></text:p>
      <text:p text:style-name="P6"><text:span text:style-name="T6">passes. </text:span></text:p>
      <text:p text:style-name="P6"><text:span text:style-name="T6">Non functional requirements are the ones which specify criteria that can be used to judge the operation of a system, rather than specific behaviors.</text:span><text:span text:style-name="T7">Maybe it is good to mention them.</text:span></text:p>
      <text:p text:style-name="P6"><text:span text:style-name="T7">If we assume that we are the Technology group of the company we should take into account that the CRM system is not only matter of technology, but also of management marketing etc. So there should be a cooperation which we should mention.</text:span></text:p>
      <text:p text:style-name="P10"/>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Liberation Serif" svg:font-family="'Liberation Serif'" style:font-family-generic="roman" style:font-pitch="variable"/>
    <style:font-face style:name="Times New Roman" svg:font-family="'Times New Roman'" style:font-family-generic="roman" style:font-pitch="variable"/>
    <style:font-face style:name="TimesNewRoman" svg:font-family="TimesNewRoman"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Times New Roman1" svg:font-family="'Times New Roman'" style:font-family-generic="system" style:font-pitch="variable"/>
    <style:font-face style:name="TimesNewRoman1" svg:font-family="TimesNewRoman"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l" fo:country="G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l" fo:country="G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List_20_Paragraph" style:display-name="List Paragraph" style:family="paragraph" style:parent-style-name="Standard" style:default-outline-level="">
      <style:paragraph-properties fo:margin-left="1.27cm" fo:margin-right="0cm" fo:text-indent="0cm" style:auto-text-indent="false"/>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2.5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54cm" fo:margin-bottom="2.54cm" fo:margin-left="3.175cm" fo:margin-right="3.175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Σκάνδαλος</meta:initial-creator>
    <dc:creator>Σκάνδαλος</dc:creator>
    <meta:editing-cycles>5</meta:editing-cycles>
    <meta:creation-date>2012-02-07T00:19:00</meta:creation-date>
    <dc:date>2012-02-07T14:35:00</dc:date>
    <meta:editing-duration>PT3M39S</meta:editing-duration>
    <meta:generator>LibreOffice/3.3$Linux LibreOffice_project/330m19$Build-202</meta:generator>
    <meta:document-statistic meta:table-count="0" meta:image-count="0" meta:object-count="0" meta:page-count="2" meta:paragraph-count="47" meta:word-count="563" meta:character-count="3650"/>
    <meta:user-defined meta:name="AppVersion">14.0000</meta:user-defined>
    <meta:user-defined meta:name="Company">Hewlett-Packa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